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fo:line-height="100%"/>
      <style:text-properties fo:font-style="italic" fo:font-weight="normal" fo:background-color="transparent" style:font-style-asian="italic" style:font-weight-asian="normal" style:font-style-complex="italic" style:font-weight-complex="normal"/>
    </style:style>
    <style:style style:name="P4" style:family="paragraph" style:parent-style-name="Standard">
      <style:paragraph-properties fo:margin-top="0in" fo:margin-bottom="0in" fo:line-height="100%"/>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margin-top="0in" fo:margin-bottom="0in" fo:line-height="100%"/>
      <style:text-properties style:text-underline-style="none" fo:font-weight="normal" style:font-weight-asian="normal" style:font-weight-complex="normal"/>
    </style:style>
    <style:style style:name="P6" style:family="paragraph" style:parent-style-name="Standard">
      <style:paragraph-properties fo:margin-top="0in" fo:margin-bottom="0in" fo:line-height="100%"/>
      <style:text-properties fo:font-weight="bold" fo:background-color="transparent" style:font-weight-asian="bold" style:font-weight-complex="bold"/>
    </style:style>
    <style:style style:name="P7" style:family="paragraph" style:parent-style-name="Standard">
      <style:paragraph-properties fo:margin-top="0in" fo:margin-bottom="0in" fo:line-height="100%"/>
      <style:text-properties fo:font-weight="normal" fo:background-color="transparent" style:font-weight-asian="normal" style:font-weight-complex="normal"/>
    </style:style>
    <style:style style:name="P8" style:family="paragraph" style:parent-style-name="Standard">
      <style:paragraph-properties fo:margin-top="0in" fo:margin-bottom="0in" fo:line-height="100%" fo:background-color="transparent">
        <style:background-image/>
      </style:paragraph-properties>
    </style:style>
    <style:style style:name="P9" style:family="paragraph" style:parent-style-name="Standard">
      <style:paragraph-properties fo:margin-top="0in" fo:margin-bottom="0in" fo:line-height="100%" fo:text-align="center" style:justify-single-word="false" fo:background-color="transparent">
        <style:background-image/>
      </style:paragraph-properties>
    </style:style>
    <style:style style:name="P10" style:family="paragraph" style:parent-style-name="Standard">
      <style:paragraph-properties fo:margin-top="0in" fo:margin-bottom="0in" fo:line-height="100%" fo:background-color="transparent">
        <style:background-image/>
      </style:paragraph-properties>
      <style:text-properties fo:font-weight="bold" style:font-weight-asian="bold" style:font-weight-complex="bold"/>
    </style:style>
    <style:style style:name="P11" style:family="paragraph" style:parent-style-name="Standard">
      <style:paragraph-properties fo:margin-top="0in" fo:margin-bottom="0in" fo:line-height="100%" fo:background-color="transparent">
        <style:background-image/>
      </style:paragraph-properties>
      <style:text-properties fo:font-weight="bold" fo:background-color="transparent" style:font-weight-asian="bold" style:font-weight-complex="bold"/>
    </style:style>
    <style:style style:name="P12" style:family="paragraph" style:parent-style-name="Standard">
      <style:paragraph-properties fo:margin-top="0in" fo:margin-bottom="0in" fo:line-height="100%" fo:background-color="transparent">
        <style:background-image/>
      </style:paragraph-properties>
      <style:text-properties fo:font-style="normal" style:font-style-asian="normal" style:font-style-complex="normal"/>
    </style:style>
    <style:style style:name="P13" style:family="paragraph" style:parent-style-name="Standard">
      <style:paragraph-properties fo:margin-top="0in" fo:margin-bottom="0in" fo:line-height="100%" fo:background-color="transparent">
        <style:background-image/>
      </style:paragraph-properties>
      <style:text-properties fo:background-color="transparent"/>
    </style:style>
    <style:style style:name="P14" style:family="paragraph" style:parent-style-name="Standard">
      <style:paragraph-properties fo:margin-top="0in" fo:margin-bottom="0in" fo:line-height="100%" fo:background-color="transparent">
        <style:background-image/>
      </style:paragraph-properties>
      <style:text-properties fo:font-style="italic" style:font-style-asian="italic" style:font-style-complex="italic"/>
    </style:style>
    <style:style style:name="P15" style:family="paragraph" style:parent-style-name="Standard">
      <style:paragraph-properties fo:margin-top="0in" fo:margin-bottom="0in" fo:line-height="100%" fo:text-align="center" style:justify-single-word="false" fo:background-color="transparent">
        <style:background-image/>
      </style:paragraph-properties>
      <style:text-properties fo:font-style="italic" style:font-style-asian="italic" style:font-style-complex="italic"/>
    </style:style>
    <style:style style:name="P16" style:family="paragraph" style:parent-style-name="Text_20_body">
      <style:paragraph-properties fo:margin-top="0in" fo:margin-bottom="0in" fo:line-height="100%" fo:background-color="transparent">
        <style:background-image/>
      </style:paragraph-properties>
    </style:style>
    <style:style style:name="P17" style:family="paragraph" style:parent-style-name="Text_20_body">
      <style:paragraph-properties fo:margin-top="0in" fo:margin-bottom="0in" fo:line-height="100%"/>
      <style:text-properties style:text-underline-style="none" fo:font-weight="normal" style:font-weight-asian="normal" style:font-weight-complex="normal"/>
    </style:style>
    <style:style style:name="P18" style:family="paragraph" style:parent-style-name="Text_20_body">
      <style:paragraph-properties fo:margin-top="0in" fo:margin-bottom="0in" fo:line-height="100%"/>
    </style:style>
    <style:style style:name="P19" style:family="paragraph" style:parent-style-name="Text_20_body">
      <style:paragraph-properties fo:margin-top="0in" fo:margin-bottom="0in" fo:line-height="100%" fo:text-align="center" style:justify-single-word="false"/>
      <style:text-properties fo:font-style="italic" style:text-underline-style="none" fo:font-weight="normal" style:font-style-asian="italic" style:font-weight-asian="normal" style:font-style-complex="italic"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margin-left="0.4925in" fo:margin-right="0in" fo:margin-top="0in" fo:margin-bottom="0in" fo:line-height="100%" fo:text-indent="0in" style:auto-text-indent="false" fo:background-color="transparent">
        <style:background-image/>
      </style:paragraph-properties>
      <style:text-properties fo:font-style="italic" style:font-style-asian="italic" style:font-style-complex="italic"/>
    </style:style>
    <style:style style:name="P23" style:family="paragraph" style:parent-style-name="Text_20_body">
      <style:paragraph-properties fo:margin-left="0.9846in" fo:margin-right="0in" fo:margin-top="0in" fo:margin-bottom="0in"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24" style:family="paragraph" style:parent-style-name="Text_20_body">
      <style:paragraph-properties fo:margin-left="0.9846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top="0in" fo:margin-bottom="0in" fo:line-height="100%" fo:background-color="transparent">
        <style:background-image/>
      </style:paragraph-properties>
      <style:text-properties fo:font-style="normal" style:font-style-asian="normal" style:font-style-complex="normal"/>
    </style:style>
    <style:style style:name="P26" style:family="paragraph" style:parent-style-name="Standard">
      <style:paragraph-properties fo:margin-top="0in" fo:margin-bottom="0in"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27" style:family="paragraph" style:parent-style-name="Standard" style:list-style-name="L2">
      <style:paragraph-properties fo:margin-top="0in" fo:margin-bottom="0in" fo:line-height="100%" fo:background-color="transparent">
        <style:background-image/>
      </style:paragraph-properties>
      <style:text-properties fo:font-style="italic" style:font-style-asian="italic" style:font-style-complex="italic"/>
    </style:style>
    <style:style style:name="P28" style:family="paragraph" style:parent-style-name="Standard">
      <style:paragraph-properties fo:margin-top="0in" fo:margin-bottom="0in"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9" style:family="paragraph" style:parent-style-name="Standard" style:list-style-name="L3">
      <style:paragraph-properties fo:margin-top="0in" fo:margin-bottom="0in"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0" style:family="paragraph" style:parent-style-name="Standard">
      <style:paragraph-properties fo:margin-top="0in" fo:margin-bottom="0in" fo:line-height="100%" fo:background-color="transparent">
        <style:background-image/>
      </style:paragraph-properties>
      <style:text-properties fo:font-weight="bold" fo:background-color="transparent" style:font-weight-asian="bold" style:font-weight-complex="bold"/>
    </style:style>
    <style:style style:name="P31" style:family="paragraph" style:parent-style-name="Standard">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32" style:family="paragraph" style:parent-style-name="Standard" style:list-style-name="L4">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33" style:family="paragraph" style:parent-style-name="Standard" style:list-style-name="L5">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34" style:family="paragraph" style:parent-style-name="Standard">
      <style:paragraph-properties fo:margin-top="0in" fo:margin-bottom="0in" fo:line-height="100%" fo:background-color="transparent">
        <style:background-image/>
      </style:paragraph-properties>
    </style:style>
    <style:style style:name="P35" style:family="paragraph" style:parent-style-name="Standard" style:list-style-name="L3">
      <style:paragraph-properties fo:margin-top="0in" fo:margin-bottom="0in" fo:line-height="100%" fo:background-color="transparent">
        <style:background-image/>
      </style:paragraph-properties>
    </style:style>
    <style:style style:name="P36" style:family="paragraph" style:parent-style-name="Standard">
      <style:paragraph-properties fo:margin-top="0in" fo:margin-bottom="0in" fo:line-height="100%"/>
      <style:text-properties fo:font-weight="normal" fo:background-color="transparent" style:font-weight-asian="normal" style:font-weight-complex="normal"/>
    </style:style>
    <style:style style:name="P37" style:family="paragraph" style:parent-style-name="Standard">
      <style:paragraph-properties fo:margin-top="0in" fo:margin-bottom="0in" fo:line-height="100%"/>
      <style:text-properties fo:font-style="normal" fo:font-weight="normal" fo:background-color="transparent" style:font-style-asian="normal" style:font-weight-asian="normal" style:font-style-complex="normal" style:font-weight-complex="normal"/>
    </style:style>
    <style:style style:name="P38" style:family="paragraph" style:parent-style-name="Standard">
      <style:paragraph-properties fo:margin-top="0in" fo:margin-bottom="0in" fo:line-height="100%"/>
      <style:text-properties fo:font-weight="bold" fo:background-color="transparent" style:font-weight-asian="bold" style:font-weight-complex="bold"/>
    </style:style>
    <style:style style:name="P39" style:family="paragraph" style:parent-style-name="Standard">
      <style:paragraph-properties fo:margin-left="0.4925in" fo:margin-right="0in" fo:margin-top="0in" fo:margin-bottom="0in"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40" style:family="paragraph" style:parent-style-name="Text_20_body" style:list-style-name="L1">
      <style:paragraph-properties fo:margin-top="0in" fo:margin-bottom="0in" fo:line-height="100%"/>
      <style:text-properties style:text-underline-style="none" fo:font-weight="normal" style:font-weight-asian="normal" style:font-weight-complex="normal"/>
    </style:style>
    <style:style style:name="P41" style:family="paragraph" style:parent-style-name="Text_20_body">
      <style:paragraph-properties fo:margin-top="0in" fo:margin-bottom="0in" fo:line-height="100%"/>
      <style:text-properties fo:font-style="italic" style:text-underline-style="none" fo:font-weight="normal" style:font-style-asian="italic" style:font-weight-asian="normal" style:font-style-complex="italic" style:font-weight-complex="normal"/>
    </style:style>
    <style:style style:name="P42" style:family="paragraph" style:parent-style-name="Text_20_body">
      <style:paragraph-properties fo:margin-top="0in" fo:margin-bottom="0in" fo:line-height="100%"/>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fo:font-weight="normal" fo:background-color="transparent"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text-underline-style="none" fo:font-weight="normal" style:font-weight-asian="normal" style:font-weight-complex="normal"/>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cumentazione Progetto LSO Jolie A.A. 2015-2016 </text:p>
      <text:p text:style-name="P21"/>
      <text:p text:style-name="P21">Gruppo 4STAGIONI </text:p>
      <text:p text:style-name="P20"/>
      <text:p text:style-name="P21">Composto da : Fausto Carano, Stefano Leggio, Stefania Lusardi, Stefano Pardini</text:p>
      <text:p text:style-name="Standard"/>
      <text:p text:style-name="P20">Gestione Stock</text:p>
      <text:p text:style-name="P17">Dopo una prima discussione, era emersa l'idea di poter caratterizzare ciascuno Stock mediante un suo specifico file di configurazione, al fine di rendere rapido e modulare il loro ingresso all'interno del sistema.</text:p>
      <text:p text:style-name="P17"/>
      <text:p text:style-name="P17">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3719884201" text:style-name="L1">
        <text:list-item>
          <text:p text:style-name="P40">il numero di parametri da dichiarare da linea di comando;</text:p>
        </text:list-item>
        <text:list-item>
          <text:p text:style-name="P40">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17"/>
      <text:p text:style-name="P17">Nella soluzione proposta, invece, se da un lato è parzialmente perduta la possibilità di distribuire i vari servizi Stock, dall'altro è sicuramente acquisita una semplice, e a nostro parere più pulita, gestione degli stessi. </text:p>
      <text:p text:style-name="P17"/>
      <text:p text:style-name="P17">Abbiamo quindi inserito uno Stock Manager (StocksMng.ol di seguito StocksMng).</text:p>
      <text:p text:style-name="P17">StocksMng svolge funzionalità di dispatcher / accentratore per le richieste provenienti dal Market e si occupa di inoltrarle ai relativi Stock embeddati.</text:p>
      <text:p text:style-name="P17"/>
      <text:p text:style-name="P17">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17"/>
      <text:p text:style-name="P8">Ciascuno Stock può invece comunicare direttamente con il Market poichè conosce le coordinate della sua input port. </text:p>
      <text:p text:style-name="P18"><text:span text:style-name="T5">Tale soluzione si è resa altresì l'unica percorribile poichè, ad oggi, Jolie non</text:span><text:span text:style-name="T5"> permette </text:span><text:span text:style-name="T5">il dynamic binding</text:span><text:span text:style-name="T5"> delle input port sulle singole istanze dei </text:span><text:span text:style-name="T5">servizi</text:span><text:span text:style-name="T5"> </text:span><text:span text:style-name="T5">dinamicamente allocati </text:span><text:span text:style-name="T5">/ embeddati.</text:span></text:p>
      <text:p text:style-name="P16"/>
      <text:p text:style-name="P17">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4">Market → StocksMng → Stocks</text:p>
      <text:p text:style-name="P5"><text:span text:style-name="T1">Stocks </text:span><text:span text:style-name="T1">→ </text:span><text:span text:style-name="T1">Market</text:span></text:p>
      <text:p text:style-name="P17"/>
      <text:p text:style-name="P17">Gli <text:span text:style-name="T4">Stock</text:span><text:span text:style-name="T1"> </text:span><text:span text:style-name="T4">sono </text:span><text:span text:style-name="T4">quindi </text:span><text:span text:style-name="T4">dinamicamente istanziati all'interno di StocksMng, attraverso la feature di Jolie dynamic embedding. </text:span><text:span text:style-name="T4">Ciascuno Stock dispone di un proprio file di configurazione XML</text:span><text:span text:style-name="T4"> </text:span><text:span text:style-name="T4">in cui sono riportate le caratteristiche che lo descrivono. </text:span>Il servizio <text:span text:style-name="T1">discover</text:span><text:span text:style-name="T1">@Stock</text:span><text:span text:style-name="T1">sM</text:span><text:span text:style-name="T1">ng </text:span><text:span text:style-name="T4">ciclicamente </text:span><text:span text:style-name="T4">osserva il path </text:span><text:span text:style-name="T1">CONFIG_PATH_STOCKS </text:span><text:span text:style-name="T4">(config/stocks) </text:span><text:span text:style-name="T4">e, qualora </text:span><text:span text:style-name="T4">vi trovi nuovi</text:span><text:span text:style-name="T4"> file XML, </text:span><text:span text:style-name="T4">avvia la loro istanziazione come nuovi servizi embeddati:</text:span></text:p>
      <text:p text:style-name="P19"><text:soft-page-break/>loadEmbeddedService@Runtime( embedInfo )( StockInstance.location );</text:p>
      <text:p text:style-name="P17"/>
      <text:p text:style-name="P17">All'interno di un'adeguata struttura dati globale è memorizzata la loro location in relazione al nome dello Stock</text:p>
      <text:p text:style-name="P19">global.dynamicStockList.( stockName )[ 0 ].location = StockInstance.location</text:p>
      <text:p text:style-name="P17"/>
      <text:p text:style-name="P17">E' presente un'unica via comunicativa locale, un'unica output port, per comunicare con tutti i servizi embeddati:</text:p>
      <text:p text:style-name="P23">outputPort StockInstance {</text:p>
      <text:p text:style-name="P23"><text:s text:c="4"/>Interfaces: StockInstanceInterface</text:p>
      <text:p text:style-name="P24">}</text:p>
      <text:p text:style-name="P17"/>
      <text:p text:style-name="P17">Sono dunque utilizzate a pieno titolo le feature dynamic embedding e dynamic binding.</text:p>
      <text:p text:style-name="P17"/>
      <text:p text:style-name="P17">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18"><text:span text:style-name="T5">grazie al dynamic binding (e al dynamic lookup) imposta la location della local port </text:span><text:span text:style-name="T2">StockInstance</text:span></text:p>
      <text:p text:style-name="P41"/>
      <text:p text:style-name="P19">StockInstance.location = global.dynamicStockList.( stockName )[ 0 ].location;</text:p>
      <text:p text:style-name="P17"/>
      <text:p text:style-name="P17"><text:span text:style-name="T4">Quella specifica output port rappresent</text:span><text:span text:style-name="T4">a</text:span><text:span text:style-name="T4"> adesso una via comunicativa con </text:span><text:span text:style-name="T4">il relativo</text:span><text:span text:style-name="T4"> Stock sul quale è possibile invocare </text:span><text:span text:style-name="T4">l'operazione richiesta. </text:span><text:span text:style-name="T4">L'eventuale response generata dallo Stock transiterà a ritroso sul canale comunicativo.</text:span></text:p>
      <text:p text:style-name="P17"/>
      <text:p text:style-name="P17">Durante lo sviluppo sono tuttavia sorti alcuni dubbi. Poichè <text:span text:style-name="T4">StocksMng</text:span><text:span text:style-name="T1"> </text:span><text:span text:style-name="T4">per comunicare con <text:s/>uno specifico Stock</text:span><text:span text:style-name="T1"> </text:span><text:span text:style-name="T4">deve occupare la output port con la location ad esso associata, non si va così creando un collo di bottiglia in cui le richieste possono esser servite solo sequenzialmente? </text:span></text:p>
      <text:p text:style-name="P42">E poi. Poichè la output port è considerata alla stregua di una variabile globale, e quindi a tutti gli effetti passibile di race condition, è necessario vincolare il suo accesso in scrittura con una qualche forma di sincronizzazione?</text:p>
      <text:p text:style-name="P42"/>
      <text:p text:style-name="P17">Le risposte sono giunte grazie ad una vivace discussione in classe e ad alcune informazioni indicate nella documentazione.</text:p>
      <text:p text:style-name="P17"/>
      <text:p text:style-name="P8">“Jolie allows output ports to be dynamically bound, i.e., their locations and protocols (called <text:span text:style-name="Emphasis">binding informations</text:span>) can change at runtime.<text:span text:style-name="T6"> Changes to the binding information of an output port is local to a behaviour instance</text:span>: output ports are considered part of the local state of each instance. Dynamic binding is obtained by treating output ports as variables.”</text:p>
      <text:p text:style-name="P8"/>
      <text:p text:style-name="P8">Poichè ciascuna operazione invocata equivale ad un thread indipendente, l'accesso alla specifica <text:span text:style-name="T1">output port location</text:span> non presenta alcun tipo di race condition.</text:p>
      <text:p text:style-name="P8"/>
      <text:p text:style-name="P8">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8"/>
      <text:p text:style-name="P8">La seguente istruzione :</text:p>
      <text:p text:style-name="P15">global.dynamicStockList.( stockName )[ 0 ].instantianCompleted = true</text:p>
      <text:p text:style-name="P8">posta in calce a <text:span text:style-name="T1">discover@StocksMng</text:span><text:span text:style-name="T4">,</text:span><text:span text:style-name="T1"> </text:span><text:span text:style-name="T4">ed il relativo controllo </text:span><text:span text:style-name="T1">is_defined </text:span><text:span text:style-name="T4">in testa alle altre </text:span><text:soft-page-break/><text:span text:style-name="T4">operazioni, garantisce </text:span><text:span text:style-name="T4">il corretto embedding della Stock instance e la compilazione della struttura dati a supporto.</text:span></text:p>
      <text:p text:style-name="P8"/>
      <text:p text:style-name="P8">Ben differente è invece il caso degli Stock in cui in fase di avvio è inizializzata una struttura dati globale, speculare alle informazioni estratte dal file di configurazione XML, passibile di scritture e letture concorrenti.</text:p>
      <text:p text:style-name="P8"/>
      <text:p text:style-name="P8">Le operazioni di produzione e deperimento godono di vita indipendente e sono avviate, quali thread paralleli, mediante due chiamate riflessive alle operazioni :</text:p>
      <text:p text:style-name="P9"><text:span text:style-name="T1">wasting@Stock </text:span><text:span text:style-name="T4">e </text:span><text:span text:style-name="T1">production@Stock</text:span><text:span text:style-name="T4"> </text:span></text:p>
      <text:p text:style-name="P12">solo dopo aver ricevuto una response della corretta registrazione al Market.</text:p>
      <text:p text:style-name="P12"/>
      <text:p text:style-name="P8">L'attributo <text:span text:style-name="T1">availability </text:span><text:span text:style-name="T4">traccia la disponibilità residua dello Stock ed è sicuramente passibile di race condition, gestita mediante l'utilizzo del costrutto </text:span><text:span text:style-name="T1">synchronized </text:span><text:span text:style-name="T4">(in ciascun blocco sono inserite al più una decina di istruzioni).</text:span></text:p>
      <text:p text:style-name="P12"/>
      <text:p text:style-name="P12">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12"/>
      <text:p text:style-name="P12">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12"/>
      <text:p text:style-name="P12">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12"/>
      <text:p text:style-name="P12">In scrittura sono invece coinvolti i microservizi <text:span text:style-name="T1">buyStock, sellStock, wasting, production</text:span>.</text:p>
      <text:p text:style-name="P12"/>
      <text:p text:style-name="P12">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8"/>
      <text:p text:style-name="P8"/>
      <text:p text:style-name="P10">Gestione Market</text:p>
      <text:p text:style-name="P8">Il Market dispone di un'unica output port per la comunicazione con StocksMng e di due input port rispettivamente per ricevere le richieste dei Player e degli Stock.</text:p>
      <text:p text:style-name="P8"/>
      <text:p text:style-name="P8">Come indicato nel precedente paragrafo, egli non deve occuparsi di alcun tipo di dynamic binding per la comunicazione con gli Stock.</text:p>
      <text:p text:style-name="P8"/>
      <text:p text:style-name="P8">Ciascun Stock innesca la registrazione mediante l'operazione :</text:p>
      <text:p text:style-name="P9"><text:span text:style-name="T1">registerStock@Market</text:span><text:span text:style-name="T4"> </text:span></text:p>
      <text:p text:style-name="P8"><text:span text:style-name="T4">e l'apposita struttura dati globale </text:span><text:span text:style-name="T1">registeredStock</text:span><text:span text:style-name="T4"> (semplicemente accessibile mediante dynamic lookup), si occupa di mantenere l'unica informazione ad essi relativa, ovvero il prezzo totale (</text:span><text:span text:style-name="T1">totalPrice</text:span><text:span text:style-name="T4">).</text:span></text:p>
      <text:p text:style-name="P12"/>
      <text:p text:style-name="P8"><text:soft-page-break/>Anche i Player debbono transitare per l'operazione di accounting e, in particolare, invocano :</text:p>
      <text:p text:style-name="P9"><text:s/><text:span text:style-name="T1">registerPlayer <text:s text:c="3"/>registerPlayer@PlayerToMarketCommunication.</text:span></text:p>
      <text:p text:style-name="P8"><text:span text:style-name="T4">La struttura dati globale </text:span><text:span text:style-name="T1">account </text:span><text:span text:style-name="T4">mantiene le informazioni di ciascun Player: la liquidità ed il suo </text:span><text:span text:style-name="T1">user identification</text:span><text:span text:style-name="T4"> univoco che, per semplicità, equivale al proprio nome.</text:span></text:p>
      <text:p text:style-name="P8"/>
      <text:p text:style-name="P8">Durante la scrittura del codice sono emerse molte problematiche di cooperazione e sincronizzazione tra i vari thread che concorrono per l'accesso alle strutturi dati globali <text:span text:style-name="T1">registeredStock </text:span><text:span text:style-name="T4">e </text:span><text:span text:style-name="T1">accounts</text:span><text:span text:style-name="T4">.</text:span></text:p>
      <text:p text:style-name="P12"/>
      <text:p text:style-name="P8"><text:span text:style-name="T4">A garanzia di atomicità ed accesso non interferente, ad ogni Stock e ad ogni Player è associato un semaforo </text:span><text:span text:style-name="T4">binario </text:span><text:span text:style-name="T4">che, come maggiormente discusso in seguito, </text:span><text:span text:style-name="T4">non permette l'esecuzione concorrente di acquisto o vendita sullo stesso Stock da parte di Player differenti, o su Stock differenti da parte dello stesso Player. </text:span><text:span text:style-name="T4">A contorno di tali casistiche debbono inoltre essere considerate eventuali operazioni di deperimento e produzioni provenienti </text:span><text:span text:style-name="T4">dagli Stock: </text:span><text:span text:style-name="T4">a</text:span><text:span text:style-name="T4">nche in questo caso i semafori si comporano egregiamente.</text:span></text:p>
      <text:p text:style-name="P8"/>
      <text:p text:style-name="P8">Di seguito sono identificati e commentati alcuni possibili scenari.</text:p>
      <text:p text:style-name="P8"/>
      <text:p text:style-name="P8">Si registrano presso il Market due Stock e si accreditano due differenti Player.</text:p>
      <text:p text:style-name="P8">Per entrambi le tipologie di soggetti, come precedentemente indicato, sono create specifiche istanze di semaforo, accorpate ai sottonodi delle strutture dati, ed istanziata -per ciascuna- un unico <text:span text:style-name="T1">lock </text:span><text:span text:style-name="T4">acquisibile.</text:span></text:p>
      <text:p text:style-name="P8">Nel codice sono osservabili le due seguenti define: </text:p>
      <text:p text:style-name="P15">define createStockSemaphore, define createPlayerSemaphore</text:p>
      <text:p text:style-name="P8"/>
      <text:p text:style-name="P8">Entrambi gli Stock, rispetto alle tempistiche indicate nel file di configurazione, procedono con le normali operazioni di produzione e deperimento invocando, quindi :</text:p>
      <text:p text:style-name="P9"><text:span text:style-name="T1">addStock@Market </text:span><text:span text:style-name="T4">e </text:span><text:span text:style-name="T1">destroyStock@Market </text:span></text:p>
      <text:p text:style-name="P12">che si occupano di intervenire sul prezzo totale, mediante il calcolo della variazione in relazione alla specifica quantità deperita o prodotta.</text:p>
      <text:p text:style-name="P8">Una prima situazione di interferenza potrebbe verificarsi qualora lo stesso Stock tenti di intervenire contemporaneamente sulla variabile <text:span text:style-name="T1">totalPrice</text:span><text:span text:style-name="T4">. Il semaforo dello Stock </text:span><text:span text:style-name="T4">e l'unicità del lock acquisibile,</text:span><text:span text:style-name="T4"> </text:span><text:span text:style-name="T4">prevengono</text:span><text:span text:style-name="T4"> il generarsi di situazioni incongruenti.</text:span></text:p>
      <text:p text:style-name="P8"/>
      <text:p text:style-name="P8">Introduciamo adesso le azioni dei Player.</text:p>
      <text:p text:style-name="P14"><text:span text:style-name="T4">In primis un Player necessita di acquisire informazioni rispetto agli Stock disponibili sul Market. Invoca l'operazione </text:span>infoStockList@Market <text:span text:style-name="T4">che accede in sola lettura alla struttura dati globali </text:span>registeredStock<text:span text:style-name="T4">. </text:span></text:p>
      <text:p text:style-name="P14"><text:span text:style-name="T4">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4">impostato solo al termine dell'operazione di registrazione dello Stock, ed il relativo controllo </text:span>is_defined<text:span text:style-name="T4">,</text:span> <text:span text:style-name="T4">consentono di prevenire tale casistica:</text:span></text:p>
      <text:p text:style-name="P22">[ infoStockList( info )( responseInfo ) {</text:p>
      <text:p text:style-name="P22"><text:s text:c="4"/>foreach ( stockName : global.registeredStocks ) {</text:p>
      <text:p text:style-name="P22"><text:s text:c="8"/>if ( is_defined( global.registeredStocks.( stockName ).registrationCompleted )) {</text:p>
      <text:p text:style-name="P14"/>
      <text:p text:style-name="P12">Il Player adesso dispone di una lista di Stock sui quali lanciare le varie attività di acquisto e vendita.</text:p>
      <text:p text:style-name="P8">Supponiamo sia invocata l'operazione <text:span text:style-name="T1">buyStock@Market. </text:span><text:span text:style-name="T4">I primi controlli (di cui parleremo in dettaglio nel paragrafo dedicato alle eccezioni) possono tranquillamente essere eseguiti da più thread indipendenti e temporalmente intercalati (qualora avessimo a che fare con più attività di </text:span><text:soft-page-break/><text:span text:style-name="T4">compravendita), poichè richiedono l'accesso in sola lettura alle strutture dati condivise (le cui compilazioni sono avvenute in istanti precedenti e adesso sicuramente concluse).</text:span></text:p>
      <text:p text:style-name="P12"/>
      <text:p text:style-name="P8"><text:span text:style-name="T4">Successivamente s</text:span><text:span text:style-name="T4">on</text:span><text:span text:style-name="T4">o acquisiti i due semafori (sullo Stock e sul Player):</text:span></text:p>
      <text:p text:style-name="P15">acquire@SemaphoreUtils( currentStock.semaphore )( response );</text:p>
      <text:p text:style-name="P15">acquire@SemaphoreUtils( currentPlayer.semaphore )( response );</text:p>
      <text:p text:style-name="P12">che, come indicato in precedenza, non permettono l'esecuzione concorrente di acquisto o vendita sullo stesso Stock da parte di Player differenti, o su Stock differenti da parte dello stesso Player.</text:p>
      <text:p text:style-name="P12"/>
      <text:p text:style-name="P12">E' adesso necessario verificare la disponibilità della risorsa richiesta, interrogando direttamente lo Stock:</text:p>
      <text:p text:style-name="P22">infoStockAvailability@MarketToStockCommunication( stockName )( availability );</text:p>
      <text:p text:style-name="P22">if ( availability &lt;= 0) {</text:p>
      <text:p text:style-name="P22"><text:s text:c="4"/>with( exceptionMessage ) { .stockName = stockName };</text:p>
      <text:p text:style-name="P22"><text:s text:c="4"/>throw( StockAvailabilityException, exceptionMessage )</text:p>
      <text:p text:style-name="P22">};</text:p>
      <text:p text:style-name="P8"/>
      <text:p text:style-name="P8">Successivamente è calcolato il prezzo unitario dello Stock e, qualora il Player non disponga di sufficiente liquidità per procedere con l'acquisto viene interrotta l'intera procedura, rilasciando i semafori acquisiti.</text:p>
      <text:p text:style-name="P8"/>
      <text:p text:style-name="P8">Si procede ora atomicamente con le seguenti operazioni: </text:p>
      <text:p text:style-name="P8"/>
      <text:p text:style-name="P8">// (1) l’unità di Stock disponibile viene decrementata di 1</text:p>
      <text:p text:style-name="P14"><text:tab/>buyStock@MarketToStockCommunication( stockName )( response );</text:p>
      <text:p text:style-name="P14"/>
      <text:p text:style-name="P14">// (2) si aumenta di 1 la quantità di Stock posseduto dal Player acquirente</text:p>
      <text:p text:style-name="P14"><text:s text:c="12"/>currentPlayer.ownedStock.( stockName ).quantity++;</text:p>
      <text:p text:style-name="P14"/>
      <text:p text:style-name="P14">// (3) si decrementa l’Account del Player dell’attuale prezzo di un’unità di Stock</text:p>
      <text:p text:style-name="P14"><text:s text:c="12"/>currentPlayer.liquidity -= currentPrice;</text:p>
      <text:p text:style-name="P14"><text:s text:c="12"/>toRound = currentPlayer.liquidity; round; currentPlayer.liquidity = roundedValue;</text:p>
      <text:p text:style-name="P14"/>
      <text:p text:style-name="P14">// (4) si aumenta il prezzo totale di quello Stock in maniera corrispondente all'algoritmo di pricing</text:p>
      <text:p text:style-name="P14"><text:s text:c="12"/>timeCalc; priceInc; // algoritmo di pricing</text:p>
      <text:p text:style-name="P14"><text:s text:c="12"/>currentStock.totalPrice += priceVariation;</text:p>
      <text:p text:style-name="P14"><text:s text:c="12"/>toRound = currentStock.totalPrice; round; currentStock.totalPrice = roundedValue;</text:p>
      <text:p text:style-name="P8"/>
      <text:p text:style-name="P8">Tuttavia, contemporaneamente alle operazioni indicate, altri thread potrebbero acquisire il controllo del processore e tentare di evolvere nella loro esecuzione.</text:p>
      <text:p text:style-name="P8">Lo stesso Player, qualora innescasse un'ulteriore compravendita (ovvero qualora abbia avviato due o più operazioni concorrenti concatenate da un <text:span text:style-name="T1">pipe</text:span><text:span text:style-name="T4">)</text:span>, rimarrebbe in attesa sul semaforo ad esso associato. Un Player differente, qualora richiedesse un acquisto o una vendita sullo stesso Stock, anch'egli rimarrebbe in attesa sul semaforo associato allo Stock.</text:p>
      <text:p text:style-name="P8">Tale modalità implementativa dei semafori offre, a nostro parere, un alto grado di parallelismo e quindi un'efficiente responsività nell'evasione delle richieste.</text:p>
      <text:p text:style-name="P8"/>
      <text:p text:style-name="P8">Potrebbero altresì presentarsi ulteriori casistiche sensibili in relazione agli Stock.</text:p>
      <text:p text:style-name="P8">Qualora il thread associato al deperimento volesse comunicare al Market la variazione della disponibilità, la relativa operazione <text:span text:style-name="T1">wasting@Market -</text:span><text:span text:style-name="T4">che interviene </text:span><text:span text:style-name="T4">in modifica al prezzo totale</text:span><text:span text:style-name="T4">- </text:span><text:soft-page-break/><text:span text:style-name="T4">dovrebbe poter acquisire il semaforo sullo specifico Stock, ma verrà messo in attesa poichè attualmente in uso dall'operazione di acquisto.</text:span></text:p>
      <text:p text:style-name="P8">Data la natura OneWay di <text:span text:style-name="T1">wasting@Market, </text:span><text:span text:style-name="T4">lo Stock potrà proseguire con il decremento della quantità disponibile </text:span><text:span text:style-name="T4">(compatibilmente al costrutto </text:span><text:span text:style-name="T4">synchronized</text:span><text:span text:style-name="T4"> in esso dichiarato) </text:span><text:span text:style-name="T4">anche senza attendere l'effettivo incremento del prezzo, e quindi la response del Market.</text:span></text:p>
      <text:p text:style-name="P8"/>
      <text:p text:style-name="P8"><text:span text:style-name="T4">E' altresì vero che il prezzo attuale di acquisto potrebbe adesso non essere</text:span><text:span text:style-name="T1"> </text:span><text:span text:style-name="T4">congruo rispetto all'effettiva disponibilità d</text:span><text:span text:style-name="T4">ello </text:span><text:span text:style-name="T4">Stock. </text:span><text:span text:style-name="T4">Tuttavia dai test effettuati, qualora avessimo optato per una operazione di tipo RequestResponse, ci saremmo sicuramente imbattuti in possibili Deadlock, </text:span><text:span text:style-name="T4">in cui <text:s/></text:span><text:span text:style-name="T4">l'</text:span><text:span text:style-name="T4">insieme d</text:span><text:span text:style-name="T4">ei</text:span><text:span text:style-name="T4"> thread cooperanti </text:span><text:span text:style-name="T4">avrebbero </text:span><text:span text:style-name="T4">ciclicamente </text:span><text:span text:style-name="T4">attes</text:span><text:span text:style-name="T4">o</text:span><text:span text:style-name="T4"> </text:span><text:span text:style-name="T4">la </text:span><text:span text:style-name="T4">releas</text:span><text:span text:style-name="T4">e d</text:span><text:span text:style-name="T4">el</text:span><text:span text:style-name="T4"> semaforo o del token del blocco synchronize</text:span><text:span text:style-name="T4">d.</text:span></text:p>
      <text:p text:style-name="P8"><text:span text:style-name="T4">Data inoltre la </text:span><text:span text:style-name="T4">necessaria e imprescindibile </text:span><text:span text:style-name="T4">natura atomica dell'insieme delle operazioni di acquisto </text:span><text:span text:style-name="T4">(così come quelle di vendita)</text:span><text:span text:style-name="T4">, </text:span><text:span text:style-name="T4">abbiamo supposto</text:span><text:span text:style-name="T4"> </text:span><text:span text:style-name="T4">che </text:span><text:span text:style-name="T4">i Player acceda</text:span><text:span text:style-name="T4">no</text:span><text:span text:style-name="T4"> alle </text:span><text:span text:style-name="T1">attuali </text:span><text:span text:style-name="T4">informazioni </text:span><text:span text:style-name="T4">disponibili nel Market, </text:span><text:span text:style-name="T4">come in una fotografia istantanea</text:span><text:span text:style-name="T4">. </text:span><text:span text:style-name="T4">Deperimenti e produzioni sono dunque posti in coda.</text:span></text:p>
      <text:p text:style-name="P8"/>
      <text:p text:style-name="P12">Tuttavia, poichè durante le attività di acquisto, è prima richiesta l'effettiva disponibilità dello Stock mediante :</text:p>
      <text:p text:style-name="P15">infoStockAvailability@MarketToStockCommunication( stockName )( availability );</text:p>
      <text:p text:style-name="P12">e, successivamente, è invocata la l'operazione di decremento della disponibilità sullo Stock</text:p>
      <text:p text:style-name="P15">buyStock@MarketToStockCommunication( stockName )( response );</text:p>
      <text:p text:style-name="P12">nell'intervallo di tempo tra le due potrebbe tuttavia innescarsi un'operazione di deperimento che porti lo Stock a zero.</text:p>
      <text:p text:style-name="P8">In tal caso, la prima operazione è un lasciapassare per giungere al calcolo del prezzo corrente rispetto alla disponibilità effettiva. </text:p>
      <text:p text:style-name="P8">La seconda è portata a termine solo se la disponibilità dello Stock è realmente sufficiente.</text:p>
      <text:p text:style-name="P8">Adesso possono essere tranquillamente eseguite le successive operazioni (3 e 4), al termine delle quali sono rilasciati entrambi i semafori.</text:p>
      <text:p text:style-name="P8"/>
      <text:p text:style-name="P8">Supponiamo che adesso il controllo sia acquisito dalle operazioni </text:p>
      <text:p text:style-name="P9"><text:span text:style-name="T1">wasting@Market </text:span><text:span text:style-name="T4">o </text:span><text:span text:style-name="T1">production@Market </text:span></text:p>
      <text:p text:style-name="P12">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8"/>
      <text:p text:style-name="P14"><text:span text:style-name="T4">Durante l'insieme delle operazioni concorrenti, un Player potrebbe invocare </text:span>infoStockAvailability.<text:span text:style-name="T4"> Tal operazione non richiede alcun tipo di controllo poichè è direttamente inoltrata allo Stock (sarà lui stesso a gestire l'accesso ad </text:span>availability <text:span text:style-name="T4">mediante un blocco synchronized).</text:span></text:p>
      <text:p text:style-name="P12"/>
      <text:p text:style-name="P14"><text:span text:style-name="T4">Differente è invece </text:span>infoStockPrice <text:span text:style-name="T4">che richiede il calcolo del prezzo unitario come computo del prezzo totale e dell'effettiva disponibilità. </text:span></text:p>
      <text:p text:style-name="P14"/>
      <text:p text:style-name="P14"><text:span text:style-name="T4">In generale, c</text:span><text:span text:style-name="T4">osì come precedentemente riportato nel paragrafo </text:span><text:span text:style-name="T4">relativo agli</text:span><text:span text:style-name="T4"> Stock,</text:span><text:span text:style-name="T4"> molte delle attività cooperanti </text:span><text:span text:style-name="T4">del Market sono riconducibili al </text:span><text:span text:style-name="T4">paradigma </text:span>readers-writers.</text:p>
      <text:p text:style-name="P14"><text:span text:style-name="T4">N</text:span><text:span text:style-name="T4">on abbiamo offerto alcuna priorità nè agli uni nè agli altri poichè, compravendite, deperimenti e produzioni (writers), debbono poter </text:span><text:span text:style-name="T4">procedere</text:span><text:span text:style-name="T4"> omogeneamente, senza alcuna prelazione da parte dei thread lettori. </text:span><text:span text:style-name="T4">Il Market è un'unità dinamica in continua evoluzione, in cui eventuali strategie </text:span><text:span text:style-name="T4">speculative dei Player (a prescindere dall'algoritmo di pricing posto a tutela), </text:span><text:span text:style-name="T4">qualora</text:span><text:span text:style-name="T4"> individuati i pattern vincenti relativi a eventuali “sincronismi </text:span><text:span text:style-name="T4">forzati”, potrebbero far deragliare l'intero sistema.</text:span></text:p>
      <text:p text:style-name="P14"><text:span text:style-name="T4">Il non determinismo offerto dallo scheduling dei thread concorrenti, </text:span><text:span text:style-name="T4">le cui sezioni critiche sono ben </text:span><text:soft-page-break/><text:span text:style-name="T4">delineate e tutelate da semafori</text:span><text:span text:style-name="T4"> equivale, </text:span><text:span text:style-name="T4">a</text:span><text:span text:style-name="T4"> nostro parere, ad un'equa </text:span><text:span text:style-name="T4">ripartizione delle priorità e ad un corretto avvicendamento delle operazioni.</text:span></text:p>
      <text:p text:style-name="P14"/>
      <text:p text:style-name="P8">In ultima istanza vorremmo infine porre risalto a due ulteriori race conditions (<text:span text:style-name="T4">poco probabil</text:span><text:span text:style-name="T4">i</text:span><text:span text:style-name="T4"> ma tecnicamente possibil</text:span><text:span text:style-name="T4">i</text:span><text:span text:style-name="T4">).</text:span></text:p>
      <text:p text:style-name="P12"/>
      <text:p text:style-name="P8"><text:span text:style-name="T4">Si osservi il seguente blocco di codice </text:span><text:span text:style-name="T4">(privo di alcun costrutto di </text:span><text:span text:style-name="T4">sincronizzazione):</text:span></text:p>
      <text:p text:style-name="P22">[ registerStock( newStock )( response ) {</text:p>
      <text:p text:style-name="P22"><text:s text:c="4"/>if ( ! is_defined( global.registeredStocks.( newStock.name )[ 0 ] )) {</text:p>
      <text:p text:style-name="P22"><text:s text:c="8"/>// inizializzazione della struttura dati</text:p>
      <text:p text:style-name="P22"><text:s text:c="8"/>..</text:p>
      <text:p text:style-name="P8"/>
      <text:p text:style-name="P8">Si pensi alla casistica in cui du<text:span text:style-name="T4">e (o più) Stock con lo stesso nome accedano contemporaneamente all'operazione </text:span><text:span text:style-name="T4">indicata, il </text:span><text:span text:style-name="T4">primo Stock oltrepassi </text:span><text:span text:style-name="T4">con successo </text:span><text:span text:style-name="T4">la condizione imposta dal </text:span><text:span text:style-name="T4">costrutto </text:span><text:span text:style-name="T4">if </text:span><text:span text:style-name="T4">e, </text:span><text:span text:style-name="T4">esattamente prima della creazione della struttura dati ad esso relativa, si verifichi un context switch a favore del secondo </text:span><text:span text:style-name="T4">thread-</text:span><text:span text:style-name="T4">Stock.</text:span></text:p>
      <text:p text:style-name="P8"><text:span text:style-name="T4">A</text:span><text:span text:style-name="T4">nche quest'ultimo riuscirà ad oltrepassare il controllo: </text:span><text:span text:style-name="T4">s</text:span><text:span text:style-name="T4">i potrebbero quindi verificare compromettenti </text:span><text:span text:style-name="T4">incongruenze </text:span><text:span text:style-name="T4">all'interno della struttura dat</text:span><text:span text:style-name="T4">i.</text:span></text:p>
      <text:p text:style-name="P8"><text:span text:style-name="T4">StocksMng </text:span><text:span text:style-name="T4">svolge </text:span><text:span text:style-name="T4">tuttavia</text:span><text:span text:style-name="T4"> </text:span><text:span text:style-name="T4">un'attenta gestione delle omonimie dei nomi degli Stock </text:span><text:span text:style-name="T4">e</text:span><text:span text:style-name="T4"> previene il manifestarsi di tali anomalie. La soluzione </text:span><text:span text:style-name="T4">adottata </text:span><text:span text:style-name="T4">ben si confà a contesti distribuiti in cui ciascuno Stock goda di vita indipendente:</text:span></text:p>
      <text:p text:style-name="P12"/>
      <text:p text:style-name="P22">[ registerStock( newStock )( response ) {</text:p>
      <text:p text:style-name="P22"><text:s text:c="4"/>acquire@SemaphoreUtils( global.semaphores.registerStock )( response );</text:p>
      <text:p text:style-name="P22"><text:s text:c="4"/>if ( ! is_defined( global.registeredStocks.( newStock.name )[ 0 ] )) {</text:p>
      <text:p text:style-name="P22"><text:s text:c="8"/>// inizializzazione della struttura dati</text:p>
      <text:p text:style-name="P22"><text:s text:c="8"/>release@SemaphoreUtils( global.semaphores.registerStock )( response );</text:p>
      <text:p text:style-name="P22"><text:s text:c="8"/>..</text:p>
      <text:p text:style-name="P8"/>
      <text:p text:style-name="P8">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8"/>
      <text:p text:style-name="P10">Eccezioni</text:p>
      <text:p text:style-name="P8">La nostra implementazione di jExchange prevede un articolato sistema di propagazione delle eccezioni ed alcuni interessanti sistemi di recovery. Di seguito riportiamo le funzionalità più significative.</text:p>
      <text:p text:style-name="P8"/>
      <text:p text:style-name="P8">Qualora sia avviato StocksMng prima dell'avvio del Market, i vari servizi Stock embeddati avviano una procedura ciclica di connessione che, qualora eseguita un numero di volte pari a <text:span text:style-name="T1">MAX_CONNECTION_ATTEMPTS</text:span><text:span text:style-name="T4">, </text:span>innesca una chiusura pulita dell'intero applicativo.</text:p>
      <text:p text:style-name="P8"/>
      <text:p text:style-name="P8">Durante le attività di lettura e verifica dei file di configurazione XML ed il relativo avvio dei servizi embeddati, all'interno di <text:span text:style-name="T1">discover@StocksMng </text:span><text:span text:style-name="T4">potrebbero innescarsi varie tipologie di fault.</text:span></text:p>
      <text:p text:style-name="P8">Piuttosto che terminare l'intera esecuzione, la define <text:span text:style-name="T1">discoverFaultMng </text:span><text:span text:style-name="T4">si occupa di contabilizzare l file di configurazione “</text:span><text:span text:style-name="T4">malevol</text:span><text:span text:style-name="T4">i</text:span><text:span text:style-name="T4">” </text:span><text:span text:style-name="T4">all'interno d</text:span><text:span text:style-name="T4">i una </text:span><text:span text:style-name="T4">exception list, così da prevenire il lancio di nuove eccezioni sull</text:span><text:span text:style-name="T4">a</text:span><text:span text:style-name="T4"> stessa problematica.</text:span></text:p>
      <text:p text:style-name="P8"/>
      <text:p text:style-name="P14"><text:soft-page-break/><text:span text:style-name="T4">Grazie a </text:span>StockDuplicatedException <text:span text:style-name="T4">i</text:span><text:span text:style-name="T4">l Market previene tentativi di registrazione multipla da parte dello stesso Stock, </text:span><text:span text:style-name="T4">casistica parallelamente gestita </text:span><text:span text:style-name="T4">in </text:span>discover@StocksMng <text:span text:style-name="T4">dal sistema di verifica dei nomi degli Stock </text:span><text:span text:style-name="T4">all'interno dei file di configurazione XML.</text:span></text:p>
      <text:p text:style-name="P14"/>
      <text:p text:style-name="P12">Durante le fasi di sviluppo ci siamo interrogati sulle eventuali vulnerabilità che un Player malevolo avrebbe potuto sfruttare per generare attività illecite e non autorizzate, dati inconsistenti o ben più gravi ed imprevedibili scenari.</text:p>
      <text:p text:style-name="P12">Di seguito riportiamo il set di eccezioni che tentano di arginare il manifestarsi di tali casistiche e, per ciascuna, una breve descrizione:</text:p>
      <text:list xml:id="list1836328202" text:style-name="L2">
        <text:list-item>
          <text:p text:style-name="P27">PlayerDuplicatedException<text:span text:style-name="T4">: </text:span><text:span text:style-name="T4">l</text:span><text:span text:style-name="T4">a</text:span><text:span text:style-name="T4"> procedura di accounting dev</text:span><text:span text:style-name="T4">e </text:span><text:span text:style-name="T4">prevenire la registrazione di due o più Player con lo stesso UserId (nome del Player);</text:span></text:p>
        </text:list-item>
        <text:list-item>
          <text:p text:style-name="P27">PlayerUnknownException<text:span text:style-name="T4">: </text:span><text:span text:style-name="T4">un Player deve obbligatoriamente essere transitato dalla fase di registrazione prima di poter procedere con qualsiasi operazione;</text:span></text:p>
        </text:list-item>
        <text:list-item>
          <text:p text:style-name="P27">InsufficientLiquidityException<text:span text:style-name="T4">: </text:span><text:span text:style-name="T4">è innescata qualora un Player tenti di acquistare uno Stock </text:span><text:span text:style-name="T4">che necessiti di maggior liquidità rispetto a quella effettivamente posseduta;</text:span></text:p>
        </text:list-item>
        <text:list-item>
          <text:p text:style-name="P27">NotOwnedStockException: <text:span text:style-name="T4">il Market è attento all'atteggiamento malevolo in cui un Player tenti di vendere, e dunque di incassare il relativo valore, di uno Stock che non possiede;</text:span></text:p>
        </text:list-item>
        <text:list-item>
          <text:p text:style-name="P27">StockAvailabilityException<text:span text:style-name="T4">: innescata all'interno dello Stock, si propaga sino al Player attraverso StocksMng ed il Market. </text:span><text:span text:style-name="T4">All'interno di quest'ultimo previene il propagarsi delle attività di compravendita di cui è puntualmente informato il Player.</text:span></text:p>
        </text:list-item>
        <text:list-item>
          <text:p text:style-name="P27">StockUnknownException<text:span text:style-name="T4">: </text:span><text:span text:style-name="T4">utilizzata anche in altri contesti (comunicazione </text:span><text:span text:style-name="T5">Market → StocksMng → Stocks</text:span><text:span text:style-name="T4">), previene l'innescarsi di problematiche qualora si tenti di acquistare o vendere uno Stock inesistente.</text:span></text:p>
        </text:list-item>
      </text:list>
      <text:p text:style-name="P13"/>
      <text:p text:style-name="P11">Intelligenza e funzionalità dei player</text:p>
      <text:p text:style-name="P31">Sono stati previsti tre tipologie di player:</text:p>
      <text:p text:style-name="P31">- Speculative Player (player1.ol)</text:p>
      <text:p text:style-name="P31">- 2 Player Generici con politiche differenti che effettuano operazioni in parallelo (player2.ol) </text:p>
      <text:p text:style-name="P31">- Random Player (player3.ol)</text:p>
      <text:p text:style-name="P31"/>
      <text:p text:style-name="P31">Tutti i player gestiscono le eccezioni sollevate dal Market, uniche situazioni che possono portare all'interruzione del player sono :</text:p>
      <text:list xml:id="list1140241124" text:style-name="L3">
        <text:list-item>
          <text:p text:style-name="P29">PlayerDuplicatedException : <text:span text:style-name="T4">esiste già un player con lo stesso nome </text:span></text:p>
        </text:list-item>
        <text:list-item>
          <text:p text:style-name="P35"><text:span text:style-name="T3">IOException</text:span><text:span text:style-name="T8"> : il maket non è attivo, viene visualizzata per ogni player la sua situazione patrimoniale se era già stata effettuata la registrazione al Market, in caso contrario viene solo interrotta l'esecuzione del player</text:span></text:p>
        </text:list-item>
      </text:list>
      <text:p text:style-name="P31"/>
      <text:p text:style-name="P31">La gestione delle eccezioni è stata realizzata attraverso l'uso di una interfaccia <text:span text:style-name="T1">LocalInterface <text:s/>di tipo OneWay</text:span> e relative <text:span text:style-name="T1">inputPort e</text:span> <text:span text:style-name="T1">outputPort</text:span> <text:s text:c="2"/>per permettere una invocazione <text:span text:style-name="T1">riflessiva</text:span><text:span text:style-name="T4"> da parte del player stesso sui propri servizi.</text:span></text:p>
      <text:p text:style-name="P31"/>
      <text:p text:style-name="P39">interface LocalInterface {</text:p>
      <text:p text:style-name="P39"><text:s text:c="4"/>OneWay: registrationplayer( void ) // registrazione del player presso il market</text:p>
      <text:p text:style-name="P39"><text:s text:c="4"/>OneWay: runplayer( void )</text:p>
      <text:p text:style-name="P39">}</text:p>
      <text:p text:style-name="P39">inputPort LocalInputPort {</text:p>
      <text:p text:style-name="P39"><text:s text:c="4"/>Location: "local"</text:p>
      <text:p text:style-name="P39"><text:s text:c="4"/>Interfaces: LocalInterface</text:p>
      <text:p text:style-name="P39">}</text:p>
      <text:p text:style-name="P39">outputPort Self { Interfaces: LocalInterface }</text:p>
      <text:p text:style-name="P31"><text:soft-page-break/>Si è prevista inoltre la possibilità rendere parametrizzabili, attraverso l'uso di costanti utilizzabili da line di comando, alcune caratteristiche dei player quali :</text:p>
      <text:list xml:id="list988702389" text:style-name="L4">
        <text:list-item>
          <text:p text:style-name="P32">nome del player (-C Player_Name=\"NOME PLAYER\")</text:p>
        </text:list-item>
        <text:list-item>
          <text:p text:style-name="P32">frequenza con cui i player effettuano le operazioni <text:s/>di acquisto e vendita <text:s/>(-C Frequence=&lt;millisecondi&gt;)</text:p>
          <text:p text:style-name="P32"/>
        </text:list-item>
      </text:list>
      <text:p text:style-name="P31">Descrizione delle tre tipologie di player realizzati :</text:p>
      <text:p text:style-name="P31"/>
      <text:list xml:id="list54947149" text:style-name="L5">
        <text:list-item>
          <text:p text:style-name="P33">Speculative Player : cerca di creare una bolla speculativa <text:s/></text:p>
          <text:p text:style-name="P33"/>
        </text:list-item>
        <text:list-item>
          <text:p text:style-name="P33">2 Player Generici : due player implementano differenti politiche di acquisto e vendita in modo parallero secondo due diverse politiche :</text:p>
          <text:p text:style-name="P33"/>
        </text:list-item>
      </text:list>
      <text:p text:style-name="P8"><text:span text:style-name="T8"><text:tab/>Politica 1 </text:span></text:p>
      <text:p text:style-name="P31"><text:s text:c="12"/><text:span text:style-name="T1">Se il prezzo corrente è salito meno del 10% dall'ultima operazione Acquisto</text:span></text:p>
      <text:p text:style-name="P31"><text:span text:style-name="T1"><text:s text:c="13"/>se il prezzo corrente è salito più del 30% o è sceso più del 5% dall'ultima operazione</text:span> <text:span text:style-name="T1">Vendo</text:span></text:p>
      <text:p text:style-name="P31"><text:s/></text:p>
      <text:p text:style-name="P26"><text:tab/> Politica 2 </text:p>
      <text:p text:style-name="P28"><text:s text:c="13"/>Se il prezzo corrente è salito meno del 5% dall'ultima operazione Acquisto</text:p>
      <text:p text:style-name="P28"><text:s text:c="13"/>se il prezzo corrente è salito più del 40% o è sceso più del 2% dall'ultima operazione Vendo</text:p>
      <text:p text:style-name="P28"><text:tab/><text:span text:style-name="T4">La sequenza delle operazioni è parallelizzata e temporizzata.</text:span></text:p>
      <text:p text:style-name="P28"><text:span text:style-name="T4"/></text:p>
      <text:list xml:id="list2049487169" text:continue-numbering="true" text:style-name="L5">
        <text:list-item>
          <text:p text:style-name="P33">Random Player : effettua un modo randomico operazioni di buy e sell sugli stock attivi</text:p>
        </text:list-item>
      </text:list>
      <text:p text:style-name="P6"/>
      <text:p text:style-name="P11">Interfacce, data type, servizi e operazioni</text:p>
      <text:p text:style-name="P11"/>
      <text:p text:style-name="P6">MonitorX</text:p>
      <text:p text:style-name="P2"/>
      <text:p text:style-name="P2"/>
      <text:p text:style-name="P6">Struttura filesystem :</text:p>
      <text:p text:style-name="P7"><text:tab/></text:p>
      <text:p text:style-name="P7"><text:tab/><text:span text:style-name="T9">config/<text:tab/><text:tab/><text:tab/><text:tab/><text:tab/><text:tab/></text:span></text:p>
      <text:p text:style-name="P7"><text:tab/><text:tab/>constants.iol <text:s text:c="3"/><text:tab/><text:tab/><text:tab/>→ definizioni costanti utilizzate</text:p>
      <text:p text:style-name="P7"><text:tab/><text:tab/><text:span text:style-name="T9">stocks/<text:tab/><text:tab/><text:tab/><text:tab/><text:tab/></text:span></text:p>
      <text:p text:style-name="P7"><text:tab/><text:tab/>grano.xml <text:s/>oro.xml <text:s/>petrolio.xml<text:tab/>→ tipi di stock in formato xml </text:p>
      <text:p text:style-name="P7"><text:tab/><text:span text:style-name="T9">embeddedService/<text:tab/><text:tab/><text:tab/><text:tab/></text:span></text:p>
      <text:p text:style-name="P7"><text:span text:style-name="T9"><text:tab/><text:tab/></text:span>Stock.ol<text:tab/><text:tab/><text:tab/><text:tab/>→ gestione Stocks </text:p>
      <text:p text:style-name="P6"><text:tab/>interfaces/<text:tab/><text:tab/><text:tab/><text:tab/><text:tab/><text:span text:style-name="T7">→ definizioni strutture e interfacce</text:span></text:p>
      <text:p text:style-name="P6"><text:tab/><text:tab/><text:span text:style-name="T7">commonInterface.iol <text:s/></text:span></text:p>
      <text:p text:style-name="P7"><text:tab/><text:tab/>playerInterface.iol <text:s/></text:p>
      <text:p text:style-name="P7"><text:tab/><text:tab/>stockInterface.iol</text:p>
      <text:p text:style-name="P6"><text:tab/>main/<text:tab/></text:p>
      <text:p text:style-name="P6"><text:tab/><text:tab/><text:span text:style-name="T7">Market.ol <text:s text:c="2"/><text:tab/><text:tab/><text:tab/><text:tab/>→ gestione Market </text:span></text:p>
      <text:p text:style-name="P7"><text:tab/><text:tab/>player1.ol <text:s/><text:tab/><text:tab/><text:tab/><text:tab/>→ player tipo “Random”</text:p>
      <text:p text:style-name="P7"><text:tab/><text:tab/>player2.ol <text:s/><text:tab/><text:tab/><text:tab/><text:tab/>→ 2 player paralleli con diverse politiche</text:p>
      <text:p text:style-name="P7"><text:tab/><text:tab/>player3.ol <text:s/><text:tab/><text:tab/><text:tab/><text:tab/>→ player tipo “Speculativo”</text:p>
      <text:p text:style-name="P7"><text:tab/><text:tab/>StocksMng.ol<text:tab/><text:tab/><text:tab/><text:tab/>→ gestione Stocks Manger</text:p>
      <text:p text:style-name="P6"><text:span text:style-name="T7"><text:tab/><text:tab/></text:span>Out/<text:tab/><text:tab/><text:tab/><text:tab/><text:tab/><text:span text:style-name="T7">→ parte Java per la gestione di MonitorX</text:span></text:p>
      <text:p text:style-name="P7"><text:tab/><text:tab/>jolie.jar<text:tab/> <text:s/></text:p>
      <text:p text:style-name="P7"><text:tab/><text:tab/>MonitorX$2.class <text:s/>MonitorX.class <text:s/>MonitorX.java </text:p>
      <text:p text:style-name="P7"><text:soft-page-break/><text:tab/><text:tab/>MonitorX$1.class <text:s/>MonitorX$AscoltatoreResize.class <text:s/>MonitorX.jar</text:p>
      <text:p text:style-name="P7"><text:tab/></text:p>
      <text:p text:style-name="P6">Demo</text:p>
      <text:p text:style-name="P7">Dopo avere verificato la presenza dei file .xml all'interno della directory <text:span text:style-name="T1">config/stocks</text:span> (stock su sui su vuole attivare la contrattazione) si procedere con l'avvio delle varie componenti.</text:p>
      <text:p text:style-name="P7"/>
      <text:p text:style-name="P2">Avvio indistinto di StocksMng.ol e Market.ol.</text:p>
      <text:p text:style-name="P2">L'avvio di Market.ol attiva <text:s/>la daskboard di contrattazione MonitorX su cui cominceranno ad essere visualizzate le <text:s/>operazioni di registrazione, deperimento e produzione dei vari stock forniti.</text:p>
      <text:p text:style-name="P2"/>
      <text:p text:style-name="P2">Avvio dei player : palyer1.ol, player2.ol, player3.ol</text:p>
      <text:p text:style-name="P2">L'esecuzione dei player dà il via alle contrattazioni che verranno mostrate sempre sulla dasboard di contrattazione.</text:p>
      <text:p text:style-name="P2"/>
      <text:p text:style-name="P2">Per terminare le contrattazioni occorre interrompere (ctrl-c) l'esecuzione di Market.ol questo produrrà a catena una eccezione intercettata da <text:span text:style-name="T1">StocksMnsg</text:span> e <text:span text:style-name="T1">Players</text:span>, i player visualizzeranno il loro patrimonio accumulato sino a quel momento.</text:p>
      <text:p text:style-name="P2"/>
      <text:p text:style-name="P6">Conclusioni</text:p>
      <text:p text:style-name="P6"/>
      <text:p text:style-name="P3">..e vissero felici e conte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6T10:31:27</dc:date>
    <meta:editing-duration>P1DT13H49M25S</meta:editing-duration>
    <meta:editing-cycles>484</meta:editing-cycles>
    <meta:generator>LibreOffice/3.5$Linux_x86 LibreOffice_project/350m1$Build-2</meta:generator>
    <meta:document-statistic meta:table-count="0" meta:image-count="0" meta:object-count="0" meta:page-count="10" meta:paragraph-count="222" meta:word-count="3698" meta:character-count="27176" meta:non-whitespace-character-count="23343"/>
  </office:meta>
</office:document-meta>
</file>